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9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ost-editing: a genealogical perspective on translation practice</text:p>
          </table:table-cell>
          <table:table-cell office:value-type="string" calcext:value-type="string">
            <text:p>Ada</text:p>
          </table:table-cell>
          <table:table-cell/>
        </table:table-row>
        <table:table-row table:style-name="ro1">
          <table:table-cell office:value-type="string" calcext:value-type="string">
            <text:p>Testing the Gravitational Pull Hypothesis on modal verbs expressing obligation and necessity in Catalan through the COVALT corpus</text:p>
          </table:table-cell>
          <table:table-cell office:value-type="string" calcext:value-type="string">
            <text:p>Madeline</text:p>
          </table:table-cell>
          <table:table-cell/>
        </table:table-row>
        <table:table-row table:style-name="ro1">
          <table:table-cell office:value-type="string" calcext:value-type="string">
            <text:p>Stylistic normalisation, <text:s/>convergence and cross-linguistic interference in translation: The case of the Czech transgressive 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The internationalized text and its localized variations: A parallel analysis of blurbs localized from English into Arabic and French</text:p>
          </table:table-cell>
          <table:table-cell office:value-type="string" calcext:value-type="string">
            <text:p>Anca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Movement or debate? How \#MeToo is framed differently in English, <text:s/>Spanish and German Twitter discourse 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Investigating patterns of saccadic eye movement when using Microsoft's Skype Translator between Catalan and German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Marten</text:p>
          </table:table-cell>
        </table:table-row>
        <table:table-row table:style-name="ro1">
          <table:table-cell office:value-type="string" calcext:value-type="string">
            <text:p>What can Euclidean distance do for translation evaluations?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ihomir</text:p>
          </table:table-cell>
        </table:table-row>
        <table:table-row table:style-name="ro1">
          <table:table-cell office:value-type="string" calcext:value-type="string">
            <text:p>Between audiovisual translation and localization: The case of Detroit: Become Human 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string" calcext:value-type="string">
            <text:p>Analysing the Dimension of Mode in Translation</text:p>
          </table:table-cell>
          <table:table-cell office:value-type="string" calcext:value-type="string">
            <text:p>El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5T13:52:19.974266106</meta:creation-date>
    <dc:date>2020-11-25T13:58:00.809803506</dc:date>
    <meta:editing-duration>PT5M41S</meta:editing-duration>
    <meta:editing-cycles>1</meta:editing-cycles>
    <meta:document-statistic meta:table-count="1" meta:cell-count="22" meta:object-count="0"/>
    <meta:generator>LibreOffice/6.0.7.3$Linux_X86_64 LibreOffice_project/00m0$Build-3</meta:generator>
  </office:meta>
</office:document-meta>
</file>